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e664" officeooo:paragraph-rsid="0012e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vate String tName;</text:p>
      <text:p text:style-name="P1"><text:tab/>public ConThread(){</text:p>
      <text:p text:style-name="P1"><text:tab/><text:tab/></text:p>
      <text:p text:style-name="P1"><text:tab/>}</text:p>
      <text:p text:style-name="P1"><text:tab/>public ConThread(String tName){</text:p>
      <text:p text:style-name="P1"><text:tab/><text:tab/>super(tName);</text:p>
      <text:p text:style-name="P1"><text:tab/>}</text:p>
      <text:p text:style-name="P1"><text:tab/>//线程的执行体</text:p>
      <text:p text:style-name="P1"><text:s text:c="5"/>@Override</text:p>
      <text:p text:style-name="P1"><text:s text:c="4"/>public void run() {</text:p>
      <text:p text:style-name="P1"><text:s text:c="4"/><text:tab/> for(int i=0;i&lt;50;i++){</text:p>
      <text:p text:style-name="P1"><text:s text:c="4"/><text:tab/><text:tab/> System.out.println(this.getName()+"hello"+i);</text:p>
      <text:p text:style-name="P1"><text:s text:c="4"/><text:tab/> }</text:p>
      <text:p text:style-name="P1"><text:s text:c="4"/>}</text:p>
      <text:p text:style-name="P1">}</text:p>
      <text:p text:style-name="P1"/>
      <text:p text:style-name="P1">public class ThreadDemo {</text:p>
      <text:p text:style-name="P1"/>
      <text:p text:style-name="P1"><text:tab/>/**</text:p>
      <text:p text:style-name="P1"><text:tab/> * @param args</text:p>
      <text:p text:style-name="P1"><text:tab/> */</text:p>
      <text:p text:style-name="P1"><text:tab/>public static void main(String[] args) {</text:p>
      <text:p text:style-name="P1"><text:tab/><text:tab/></text:p>
      <text:p text:style-name="P1"><text:tab/><text:tab/>ConThread ct=new ConThread("线程1");</text:p>
      <text:p text:style-name="P1"><text:tab/><text:tab/>//创建多个线程</text:p>
      <text:p text:style-name="P1"><text:tab/><text:tab/>ConThread ct1=new ConThread("线程2");</text:p>
      <text:p text:style-name="P1"><text:tab/><text:tab/>ct.start();</text:p>
      <text:p text:style-name="P1"><text:tab/><text:tab/>ct1.start();</text:p>
      <text:p text:style-name="P1"><text:tab/>}</text:p>
      <text:p text:style-name="P1"/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7S</meta:editing-duration>
    <meta:editing-cycles>3</meta:editing-cycles>
    <meta:generator>LibreOffice/5.3.0.3$Windows_X86_64 LibreOffice_project/7074905676c47b82bbcfbea1aeefc84afe1c50e1</meta:generator>
    <dc:date>2018-01-04T12:30:15.409000000</dc:date>
    <meta:document-statistic meta:table-count="0" meta:image-count="0" meta:object-count="0" meta:page-count="1" meta:paragraph-count="28" meta:word-count="67" meta:character-count="437" meta:non-whitespace-character-count="354"/>
    <meta:user-defined meta:name="Info 1"/>
    <meta:user-defined meta:name="Info 2"/>
    <meta:user-defined meta:name="Info 3"/>
    <meta:user-defined meta:name="Info 4"/>
  </office:meta>
</office:document-meta>
</file>